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473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11.601cm"/>
    </style:style>
    <style:style style:name="co14" style:family="table-column">
      <style:table-column-properties fo:break-before="auto" style:column-width="3.685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2.424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79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80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Default">
      <style:table-cell-properties fo:background-color="#fffde7" fo:border="0.74pt solid #bdbdb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de7" fo:border="0.74pt solid #bdbdbd"/>
    </style:style>
    <style:style style:name="ce5" style:family="table-cell" style:parent-style-name="Default">
      <style:table-cell-properties fo:background-color="#fffde7" fo:border="0.74pt solid #bdbdbd"/>
      <style:text-properties fo:color="#2300dc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e0b2" fo:border="0.74pt solid #bdbdb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8e1" fo:border="0.74pt solid #bdbdbd" style:vertical-align="middle"/>
    </style:style>
    <style:style style:name="ce11" style:family="table-cell" style:parent-style-name="Default">
      <style:table-cell-properties fo:background-color="#e7f5e0" fo:border="0.74pt solid #bdbdbd" style:vertical-align="middle"/>
    </style:style>
    <style:style style:name="ce12" style:family="table-cell" style:parent-style-name="Default">
      <style:table-cell-properties fo:background-color="#e7f5e0" fo:wrap-option="wrap" fo:border="0.74pt solid #bdbdbd" style:vertical-align="middle"/>
    </style:style>
    <style:style style:name="ce13" style:family="table-cell" style:parent-style-name="Default">
      <style:table-cell-properties fo:background-color="#ffe0b2" style:text-align-source="fix" style:repeat-content="false" fo:border="0.74pt solid #bdbdbd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0b2" style:text-align-source="fix" style:repeat-content="false" fo:border="0.74pt solid #bdbdbd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74pt solid #bdbdbd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 style:data-style-name="N2"/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96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 style:data-style-name="N2">
      <style:table-cell-properties fo:background-color="#ffe0b2" fo:border="0.74pt solid #bdbdbd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f8e1" fo:border="0.74pt solid #bdbdbd" style:vertical-align="middle"/>
    </style:style>
    <style:style style:name="ce32" style:family="table-cell" style:parent-style-name="Default">
      <style:table-cell-properties fo:background-color="#fff8e1" fo:border="0.74pt solid #bdbdbd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7f5e0" fo:border="0.74pt solid #bdbdbd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ext-properties fo:color="#2300dc" fo:font-weight="bold" style:font-weight-asian="bold" style:font-weight-complex="bold"/>
    </style:style>
    <style:style style:name="ce35" style:family="table-cell" style:parent-style-name="Default">
      <style:table-cell-properties fo:background-color="#fff8e1" fo:border="0.74pt solid #bdbdbd" style:vertical-align="middle"/>
      <style:text-properties fo:color="#2300dc" fo:font-weight="bold" style:font-weight-asian="bold" style:font-weight-complex="bold"/>
    </style:style>
    <style:style style:name="ce36" style:family="table-cell" style:parent-style-name="Default">
      <style:table-cell-properties fo:background-color="#e7f5e0" fo:border="0.74pt solid #bdbdbd" style:vertical-align="middle"/>
      <style:text-properties fo:color="#2300dc" fo:font-weight="bold" style:font-weight-asian="bold" style:font-weight-complex="bold"/>
    </style:style>
    <style:style style:name="ce37" style:family="table-cell" style:parent-style-name="Default">
      <style:table-cell-properties fo:background-color="#ffe0b2" fo:border="0.74pt solid #bdbdbd"/>
      <style:text-properties fo:color="#2300dc"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e7f5e0" fo:border="0.74pt solid #bdbdbd" style:vertical-align="middle"/>
    </style:style>
    <style:style style:name="ce41" style:family="table-cell" style:parent-style-name="Default" style:data-style-name="N2">
      <style:table-cell-properties fo:background-color="#ffe0b2" style:text-align-source="fix" style:repeat-content="false" fo:border="0.74pt solid #bdbdbd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ackground-color="#ffe0b2" fo:border="0.74pt solid #bdbdbd"/>
      <style:text-properties fo:font-weight="normal" style:font-weight-asian="normal" style:font-weight-complex="normal"/>
    </style:style>
    <style:style style:name="ce97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8e1" style:vertical-align="middle"/>
    </style:style>
    <style:style style:name="ce27" style:family="table-cell" style:parent-style-name="Default" style:data-style-name="N2">
      <style:table-cell-properties fo:background-color="#e7f5e0" style:vertical-align="middle"/>
    </style:style>
    <style:style style:name="ce113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</style:style>
    <style:style style:name="ce115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0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size="12pt" fo:font-weight="bold" style:font-size-asian="12pt" style:font-weight-asian="bold" style:font-size-complex="12pt" style:font-weight-complex="bold"/>
    </style:style>
    <style:style style:name="ce51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ffe0b2" fo:border="0.06pt solid #bdbdbd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8e1" fo:border="0.06pt solid #bdbdbd" style:vertical-align="middle"/>
    </style:style>
    <style:style style:name="ce54" style:family="table-cell" style:parent-style-name="Default">
      <style:table-cell-properties fo:background-color="#e7f5e0" fo:border="0.06pt solid #bdbdbd" style:vertical-align="middle"/>
    </style:style>
    <style:style style:name="ce55" style:family="table-cell" style:parent-style-name="Default">
      <style:table-cell-properties fo:background-color="#fffde7" style:text-align-source="fix" style:repeat-content="false" fo:border="0.74pt solid #bdbdbd" style:vertical-align="middl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">
      <style:table-cell-properties fo:background-color="#fffde7" style:text-align-source="fix" style:repeat-content="false" fo:border="0.74pt solid #bdbdbd" style:vertical-align="middle"/>
      <style:paragraph-properties fo:text-align="end" fo:margin-left="0cm"/>
      <style:text-properties fo:color="#2300dc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order="0.74pt solid #bdbdbd"/>
      <style:paragraph-properties fo:text-align="end" fo:margin-left="0cm"/>
    </style:style>
    <style:style style:name="ce58" style:family="table-cell" style:parent-style-name="Default">
      <style:table-cell-properties fo:background-color="#e7f5e0" fo:border="0.06pt solid #bdbdbd" style:vertical-align="middle"/>
      <style:text-properties fo:font-weight="bold" style:font-weight-asian="bold" style:font-weight-complex="bold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Lista de Materi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ce48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number-columns-repeated="3" table:default-cell-style-name="ce38"/>
        <table:table-row table:style-name="ro1">
          <table:table-cell/>
          <table:table-cell table:style-name="ce79" office:value-type="string" calcext:value-type="string" table:number-columns-spanned="11" table:number-rows-spanned="1">
            <text:p>Dado Digital Simplificado rev. 00</text:p>
          </table:table-cell>
          <table:covered-table-cell table:style-name="Heading_20_1"/>
          <table:covered-table-cell table:number-columns-repeated="9"/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table:style-name="ce80" office:value-type="string" calcext:value-type="string" table:number-columns-spanned="11" table:number-rows-spanned="1">
            <text:p>Lista de Materiais para Protótipo</text:p>
          </table:table-cell>
          <table:covered-table-cell table:style-name="Heading_20_2"/>
          <table:covered-table-cell table:number-columns-repeated="9"/>
          <table:table-cell table:number-columns-repeated="3"/>
        </table:table-row>
        <table:table-row table:style-name="ro3">
          <table:table-cell/>
          <table:table-cell table:style-name="Heading_20_2" table:number-columns-repeated="2"/>
          <table:table-cell table:number-columns-repeated="12"/>
        </table:table-row>
        <table:table-row table:style-name="ro2">
          <table:table-cell/>
          <table:table-cell table:style-name="ce3" office:value-type="string" calcext:value-type="string">
            <text:p>Qtd. desejada: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18"/>
          <table:table-cell table:style-name="ce17"/>
          <table:table-cell table:style-name="ce18" table:number-columns-repeated="2"/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Qtd. concluída: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Qtd. a montar:</text:p>
          </table:table-cell>
          <table:table-cell table:style-name="ce5" table:formula="of:=[.C5]-[.C6]" office:value-type="float" office:value="60" calcext:value-type="float">
            <text:p>60</text:p>
          </table:table-cell>
          <table:table-cell/>
          <table:table-cell table:style-name="ce15" office:value-type="string" calcext:value-type="string" table:number-columns-spanned="3" table:number-rows-spanned="1">
            <text:p>* Onde lê-se “PCI”, leia-se “placa padrão”.</text:p>
          </table:table-cell>
          <table:covered-table-cell table:number-columns-repeated="2"/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Qtd. PCIs prontas: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table:style-name="ce4" office:value-type="string" calcext:value-type="string">
            <text:p>Qtd. PCIs necessárias:</text:p>
          </table:table-cell>
          <table:table-cell table:style-name="ce4" table:formula="of:=[.C5]-[.C6]-[.C8]" office:value-type="float" office:value="60" calcext:value-type="float">
            <text:p>60</text:p>
          </table:table-cell>
          <table:table-cell table:number-columns-repeated="12"/>
        </table:table-row>
        <table:table-row table:style-name="ro2">
          <table:table-cell/>
          <table:table-cell table:style-name="ce5" office:value-type="string" calcext:value-type="string">
            <text:p>Qtd. PCIs a produzir:</text:p>
          </table:table-cell>
          <table:table-cell table:style-name="ce5" table:formula="of:=[.C9]" office:value-type="float" office:value="60" calcext:value-type="float">
            <text:p>60</text:p>
          </table:table-cell>
          <table:table-cell/>
          <table:table-cell table:style-name="ce93"/>
          <table:table-cell table:style-name="ce96"/>
          <table:table-cell table:style-name="ce93" table:number-columns-repeated="3"/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Valor</text:p>
          </table:table-cell>
          <table:table-cell table:style-name="ce9" office:value-type="string" calcext:value-type="string">
            <text:p>Qtd./Placa</text:p>
          </table:table-cell>
          <table:table-cell table:style-name="ce9" office:value-type="string" calcext:value-type="string">
            <text:p>Qtd. Sub-Total</text:p>
          </table:table-cell>
          <table:table-cell table:style-name="ce44" office:value-type="string" calcext:value-type="string">
            <text:p>Fator de Margem</text:p>
          </table:table-cell>
          <table:table-cell table:style-name="ce9" office:value-type="string" calcext:value-type="string">
            <text:p>Qtd. Total</text:p>
          </table:table-cell>
          <table:table-cell table:style-name="ce9" office:value-type="string" calcext:value-type="string">
            <text:p>Qtd. Estoque</text:p>
          </table:table-cell>
          <table:table-cell table:style-name="ce9" office:value-type="string" calcext:value-type="string">
            <text:p>Qtd. Compra</text:p>
          </table:table-cell>
          <table:table-cell table:style-name="ce44" office:value-type="string" calcext:value-type="string">
            <text:p>Valor un. (R$)</text:p>
          </table:table-cell>
          <table:table-cell table:style-name="ce44" office:value-type="string" calcext:value-type="string">
            <text:p>Sub-total/Placa (R$)</text:p>
          </table:table-cell>
          <table:table-cell table:style-name="ce97" office:value-type="string" calcext:value-type="string">
            <text:p>Sub-total (R$)</text:p>
          </table:table-cell>
          <table:table-cell table:style-name="ce115" office:value-type="string" calcext:value-type="string">
            <text:p>Link Multcomercial</text:p>
          </table:table-cell>
          <table:table-cell table:style-name="ce115" office:value-type="string" calcext:value-type="string">
            <text:p>Link Baú da Eletrônica</text:p>
          </table:table-cell>
          <table:table-cell table:style-name="ce115" office:value-type="string" calcext:value-type="string">
            <text:p>Parafuso Fácil</text:p>
          </table:table-cell>
        </table:table-row>
        <table:table-row table:style-name="ro2">
          <table:table-cell/>
          <table:table-cell table:style-name="ce10" office:value-type="string" calcext:value-type="string">
            <text:p>Placa Padrão Tipo Ilha</text:p>
          </table:table-cell>
          <table:table-cell table:style-name="ce10" office:value-type="string" calcext:value-type="string">
            <text:p>10cm x 10cm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[.D13]*[.$C$7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2" table:formula="of:=ROUNDUP([.E13]*[.F13])" office:value-type="float" office:value="63" calcext:value-type="float">
            <text:p>63</text:p>
          </table:table-cell>
          <table:table-cell table:style-name="ce10" office:value-type="float" office:value="0" calcext:value-type="float">
            <text:p>0</text:p>
          </table:table-cell>
          <table:table-cell table:style-name="ce35" table:formula="of:=[.G13]-[.H13]" office:value-type="float" office:value="63" calcext:value-type="float">
            <text:p>63</text:p>
          </table:table-cell>
          <table:table-cell table:style-name="ce31" office:value-type="float" office:value="12.26" calcext:value-type="float">
            <text:p>12,26</text:p>
          </table:table-cell>
          <table:table-cell table:style-name="ce31" table:formula="of:=[.J13]*[.D13]" office:value-type="float" office:value="12.26" calcext:value-type="float">
            <text:p>12,26</text:p>
          </table:table-cell>
          <table:table-cell table:style-name="ce20" table:formula="of:=[.I13]*[.J13]" office:value-type="float" office:value="772.38" calcext:value-type="float">
            <text:p>772,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https://www.baudaeletronica.com.br/placa-padr-o-tipo-ilha-10x10-cm.html" xlink:type="simple">https://www.baudaeletronica.com.br/placa-padr-o-tipo-ilha-10x10-cm.html</text:a>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nector KRE (Bloco Terminal)</text:p>
          </table:table-cell>
          <table:table-cell table:style-name="ce11" office:value-type="string" calcext:value-type="string">
            <text:p>2 terminais/5mm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14]*[.$E$13]" office:value-type="float" office:value="180" calcext:value-type="float">
            <text:p>18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4]*[.F14])" office:value-type="float" office:value="189" calcext:value-type="float">
            <text:p>189</text:p>
          </table:table-cell>
          <table:table-cell table:style-name="ce11" office:value-type="float" office:value="0" calcext:value-type="float">
            <text:p>0</text:p>
          </table:table-cell>
          <table:table-cell table:style-name="ce35" table:formula="of:=[.G14]-[.H14]" office:value-type="float" office:value="189" calcext:value-type="float">
            <text:p>189</text:p>
          </table:table-cell>
          <table:table-cell table:style-name="ce39" office:value-type="float" office:value="0.9" calcext:value-type="float">
            <text:p>0,90</text:p>
          </table:table-cell>
          <table:table-cell table:style-name="ce39" table:formula="of:=[.J14]*[.D14]" office:value-type="float" office:value="2.7" calcext:value-type="float">
            <text:p>2,70</text:p>
          </table:table-cell>
          <table:table-cell table:style-name="ce27" table:formula="of:=[.I14]*[.J14]" office:value-type="float" office:value="170.1" calcext:value-type="float">
            <text:p>170,10</text:p>
          </table:table-cell>
          <table:table-cell table:style-name="ce40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Chave H-H</text:p>
          </table:table-cell>
          <table:table-cell table:style-name="ce11" office:value-type="string" calcext:value-type="string">
            <text:p>SK22G50 ou equivalen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15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5]*[.F15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15]-[.H15]" office:value-type="float" office:value="63" calcext:value-type="float">
            <text:p>63</text:p>
          </table:table-cell>
          <table:table-cell table:style-name="ce39" office:value-type="float" office:value="0.76" calcext:value-type="float">
            <text:p>0,76</text:p>
          </table:table-cell>
          <table:table-cell table:style-name="ce39" table:formula="of:=[.J15]*[.D15]" office:value-type="float" office:value="0.76" calcext:value-type="float">
            <text:p>0,76</text:p>
          </table:table-cell>
          <table:table-cell table:style-name="ce27" table:formula="of:=[.I15]*[.J15]" office:value-type="float" office:value="47.88" calcext:value-type="float">
            <text:p>47,88</text:p>
          </table:table-cell>
          <table:table-cell/>
          <table:table-cell office:value-type="string" calcext:value-type="string">
            <text:p><text:a xlink:href="https://www.baudaeletronica.com.br/chave-hh-sk22g50.html" xlink:type="simple">https://www.baudaeletronica.com.br/chave-hh-sk22g50.html</text:a>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have Táctil (Push Button)</text:p>
          </table:table-cell>
          <table:table-cell table:style-name="ce11" office:value-type="string" calcext:value-type="string">
            <text:p>6mm x 6mm x 5mm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16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6]*[.F16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16]-[.H16]" office:value-type="float" office:value="63" calcext:value-type="float">
            <text:p>63</text:p>
          </table:table-cell>
          <table:table-cell table:style-name="ce39" office:value-type="float" office:value="0.12" calcext:value-type="float">
            <text:p>0,12</text:p>
          </table:table-cell>
          <table:table-cell table:style-name="ce39" table:formula="of:=[.J16]*[.D16]" office:value-type="float" office:value="0.12" calcext:value-type="float">
            <text:p>0,12</text:p>
          </table:table-cell>
          <table:table-cell table:style-name="ce27" table:formula="of:=[.I16]*[.J16]" office:value-type="float" office:value="7.56" calcext:value-type="float">
            <text:p>7,56</text:p>
          </table:table-cell>
          <table:table-cell/>
          <table:table-cell office:value-type="string" calcext:value-type="string">
            <text:p><text:a xlink:href="https://www.baudaeletronica.com.br/chave-tactil-6x6x5mm-4-terminais.html?gclid=Cj0KCQjwppSEBhCGARIsANIs4p7qvuWhhzdof6WbKc-fbyPpV0bE5obplaEbPkX9zSnZ32vXNSEuCawaAqg-EALw_wcB" xlink:type="simple">https://www.baudaeletronica.com.br/chave-tactil-6x6x5mm-4-terminais.html?gclid=Cj0KCQjwppSEBhCGARIsANIs4p7qvuWhhzdof6WbKc-fbyPpV0bE5obplaEbPkX9zSnZ32vXNSEuCawaAqg-EALw_wcB</text:a>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ircuito Integrado</text:p>
          </table:table-cell>
          <table:table-cell table:style-name="ce11" office:value-type="string" calcext:value-type="string">
            <text:p>74HC7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D17]*[.$E$13]" office:value-type="float" office:value="120" calcext:value-type="float">
            <text:p>12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7]*[.F17])" office:value-type="float" office:value="126" calcext:value-type="float">
            <text:p>126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17]-[.H17]" office:value-type="float" office:value="126" calcext:value-type="float">
            <text:p>126</text:p>
          </table:table-cell>
          <table:table-cell table:style-name="ce39" office:value-type="float" office:value="1.46" calcext:value-type="float">
            <text:p>1,46</text:p>
          </table:table-cell>
          <table:table-cell table:style-name="ce39" table:formula="of:=[.J17]*[.D17]" office:value-type="float" office:value="2.92" calcext:value-type="float">
            <text:p>2,92</text:p>
          </table:table-cell>
          <table:table-cell table:style-name="ce27" table:formula="of:=[.I17]*[.J17]" office:value-type="float" office:value="183.96" calcext:value-type="float">
            <text:p>183,96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Circuito Integrado</text:p>
          </table:table-cell>
          <table:table-cell table:style-name="ce11" office:value-type="string" calcext:value-type="string">
            <text:p>74HC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18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8]*[.F18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18]-[.H18]" office:value-type="float" office:value="63" calcext:value-type="float">
            <text:p>63</text:p>
          </table:table-cell>
          <table:table-cell table:style-name="ce39" office:value-type="float" office:value="1.05" calcext:value-type="float">
            <text:p>1,05</text:p>
          </table:table-cell>
          <table:table-cell table:style-name="ce39" table:formula="of:=[.J18]*[.D18]" office:value-type="float" office:value="1.05" calcext:value-type="float">
            <text:p>1,05</text:p>
          </table:table-cell>
          <table:table-cell table:style-name="ce27" table:formula="of:=[.I18]*[.J18]" office:value-type="float" office:value="66.15" calcext:value-type="float">
            <text:p>66,15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Circuito Integrado</text:p>
          </table:table-cell>
          <table:table-cell table:style-name="ce11" office:value-type="string" calcext:value-type="string">
            <text:p>74HC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19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19]*[.F19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19]-[.H19]" office:value-type="float" office:value="63" calcext:value-type="float">
            <text:p>63</text:p>
          </table:table-cell>
          <table:table-cell table:style-name="ce39" office:value-type="float" office:value="1.81" calcext:value-type="float">
            <text:p>1,81</text:p>
          </table:table-cell>
          <table:table-cell table:style-name="ce39" table:formula="of:=[.J19]*[.D19]" office:value-type="float" office:value="1.81" calcext:value-type="float">
            <text:p>1,81</text:p>
          </table:table-cell>
          <table:table-cell table:style-name="ce27" table:formula="of:=[.I19]*[.J19]" office:value-type="float" office:value="114.03" calcext:value-type="float">
            <text:p>114,03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Circuito Integrado</text:p>
          </table:table-cell>
          <table:table-cell table:style-name="ce11" office:value-type="string" calcext:value-type="string">
            <text:p>CD45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20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0]*[.F20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0]-[.H20]" office:value-type="float" office:value="63" calcext:value-type="float">
            <text:p>63</text:p>
          </table:table-cell>
          <table:table-cell table:style-name="ce39" office:value-type="float" office:value="2.28" calcext:value-type="float">
            <text:p>2,28</text:p>
          </table:table-cell>
          <table:table-cell table:style-name="ce39" table:formula="of:=[.J20]*[.D20]" office:value-type="float" office:value="2.28" calcext:value-type="float">
            <text:p>2,28</text:p>
          </table:table-cell>
          <table:table-cell table:style-name="ce27" table:formula="of:=[.I20]*[.J20]" office:value-type="float" office:value="143.64" calcext:value-type="float">
            <text:p>143,64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Soquete para CI</text:p>
          </table:table-cell>
          <table:table-cell table:style-name="ce11" office:value-type="string" calcext:value-type="string">
            <text:p>14 pinos/torneado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D21]*[.$E$13]" office:value-type="float" office:value="240" calcext:value-type="float">
            <text:p>24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1]*[.F21])" office:value-type="float" office:value="252" calcext:value-type="float">
            <text:p>252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1]-[.H21]" office:value-type="float" office:value="252" calcext:value-type="float">
            <text:p>252</text:p>
          </table:table-cell>
          <table:table-cell table:style-name="ce39" office:value-type="float" office:value="2" calcext:value-type="float">
            <text:p>2,00</text:p>
          </table:table-cell>
          <table:table-cell table:style-name="ce39" table:formula="of:=[.J21]*[.D21]" office:value-type="float" office:value="8" calcext:value-type="float">
            <text:p>8,00</text:p>
          </table:table-cell>
          <table:table-cell table:style-name="ce27" table:formula="of:=[.I21]*[.J21]" office:value-type="float" office:value="504" calcext:value-type="float">
            <text:p>504,00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Soquete para CI</text:p>
          </table:table-cell>
          <table:table-cell table:style-name="ce11" office:value-type="string" calcext:value-type="string">
            <text:p>16 pinos/torneado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22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2]*[.F22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2]-[.H22]" office:value-type="float" office:value="63" calcext:value-type="float">
            <text:p>63</text:p>
          </table:table-cell>
          <table:table-cell table:style-name="ce39" office:value-type="float" office:value="2.19" calcext:value-type="float">
            <text:p>2,19</text:p>
          </table:table-cell>
          <table:table-cell table:style-name="ce39" table:formula="of:=[.J22]*[.D22]" office:value-type="float" office:value="2.19" calcext:value-type="float">
            <text:p>2,19</text:p>
          </table:table-cell>
          <table:table-cell table:style-name="ce27" table:formula="of:=[.I22]*[.J22]" office:value-type="float" office:value="137.97" calcext:value-type="float">
            <text:p>137,97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Capacitor cerâmico </text:p>
          </table:table-cell>
          <table:table-cell table:style-name="ce11" office:value-type="string" calcext:value-type="string">
            <text:p>100nF/50V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D23]*[.$E$13]" office:value-type="float" office:value="300" calcext:value-type="float">
            <text:p>30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3]*[.F23])" office:value-type="float" office:value="315" calcext:value-type="float">
            <text:p>315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3]-[.H23]" office:value-type="float" office:value="315" calcext:value-type="float">
            <text:p>315</text:p>
          </table:table-cell>
          <table:table-cell table:style-name="ce39" office:value-type="float" office:value="0.1" calcext:value-type="float">
            <text:p>0,10</text:p>
          </table:table-cell>
          <table:table-cell table:style-name="ce39" table:formula="of:=[.J23]*[.D23]" office:value-type="float" office:value="0.5" calcext:value-type="float">
            <text:p>0,50</text:p>
          </table:table-cell>
          <table:table-cell table:style-name="ce27" table:formula="of:=[.I23]*[.J23]" office:value-type="float" office:value="31.5" calcext:value-type="float">
            <text:p>31,50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apacitor eletrolítico</text:p>
          </table:table-cell>
          <table:table-cell table:style-name="ce11" office:value-type="string" calcext:value-type="string">
            <text:p>10<text:span text:style-name="T1">µ</text:span>F/16V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D24]*[.$E$13]" office:value-type="float" office:value="120" calcext:value-type="float">
            <text:p>12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4]*[.F24])" office:value-type="float" office:value="126" calcext:value-type="float">
            <text:p>126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4]-[.H24]" office:value-type="float" office:value="126" calcext:value-type="float">
            <text:p>126</text:p>
          </table:table-cell>
          <table:table-cell table:style-name="ce39" office:value-type="float" office:value="0.15" calcext:value-type="float">
            <text:p>0,15</text:p>
          </table:table-cell>
          <table:table-cell table:style-name="ce39" table:formula="of:=[.J24]*[.D24]" office:value-type="float" office:value="0.3" calcext:value-type="float">
            <text:p>0,30</text:p>
          </table:table-cell>
          <table:table-cell table:style-name="ce27" table:formula="of:=[.I24]*[.J24]" office:value-type="float" office:value="18.9" calcext:value-type="float">
            <text:p>18,90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apacitor eletrolítico</text:p>
          </table:table-cell>
          <table:table-cell table:style-name="ce11" office:value-type="string" calcext:value-type="string">
            <text:p>1<text:span text:style-name="T1">µ</text:span>F/16V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D25]*[.$E$13]" office:value-type="float" office:value="120" calcext:value-type="float">
            <text:p>12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5]*[.F25])" office:value-type="float" office:value="126" calcext:value-type="float">
            <text:p>126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5]-[.H25]" office:value-type="float" office:value="126" calcext:value-type="float">
            <text:p>126</text:p>
          </table:table-cell>
          <table:table-cell table:style-name="ce39" office:value-type="float" office:value="0.15" calcext:value-type="float">
            <text:p>0,15</text:p>
          </table:table-cell>
          <table:table-cell table:style-name="ce39" table:formula="of:=[.J25]*[.D25]" office:value-type="float" office:value="0.3" calcext:value-type="float">
            <text:p>0,30</text:p>
          </table:table-cell>
          <table:table-cell table:style-name="ce27" table:formula="of:=[.I25]*[.J25]" office:value-type="float" office:value="18.9" calcext:value-type="float">
            <text:p>18,90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Resistor </text:p>
          </table:table-cell>
          <table:table-cell table:style-name="ce11" office:value-type="string" calcext:value-type="string">
            <text:p>220R/0,125W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D26]*[.$E$13]" office:value-type="float" office:value="540" calcext:value-type="float">
            <text:p>54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6]*[.F26])" office:value-type="float" office:value="567" calcext:value-type="float">
            <text:p>567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6]-[.H26]" office:value-type="float" office:value="567" calcext:value-type="float">
            <text:p>567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table:formula="of:=[.J26]*[.D26]" office:value-type="float" office:value="0.45" calcext:value-type="float">
            <text:p>0,45</text:p>
          </table:table-cell>
          <table:table-cell table:style-name="ce27" table:formula="of:=[.I26]*[.J26]" office:value-type="float" office:value="28.35" calcext:value-type="float">
            <text:p>28,35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Resistor </text:p>
          </table:table-cell>
          <table:table-cell table:style-name="ce11" office:value-type="string" calcext:value-type="string">
            <text:p>10K/0,125W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27]*[.$E$13]" office:value-type="float" office:value="180" calcext:value-type="float">
            <text:p>18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7]*[.F27])" office:value-type="float" office:value="189" calcext:value-type="float">
            <text:p>189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7]-[.H27]" office:value-type="float" office:value="189" calcext:value-type="float">
            <text:p>189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table:formula="of:=[.J27]*[.D27]" office:value-type="float" office:value="0.15" calcext:value-type="float">
            <text:p>0,15</text:p>
          </table:table-cell>
          <table:table-cell table:style-name="ce27" table:formula="of:=[.I27]*[.J27]" office:value-type="float" office:value="9.45" calcext:value-type="float">
            <text:p>9,45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Resistor </text:p>
          </table:table-cell>
          <table:table-cell table:style-name="ce11" office:value-type="string" calcext:value-type="string">
            <text:p>330K/0,125W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28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8]*[.F28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8]-[.H28]" office:value-type="float" office:value="63" calcext:value-type="float">
            <text:p>63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table:formula="of:=[.J28]*[.D28]" office:value-type="float" office:value="0.05" calcext:value-type="float">
            <text:p>0,05</text:p>
          </table:table-cell>
          <table:table-cell table:style-name="ce27" table:formula="of:=[.I28]*[.J28]" office:value-type="float" office:value="3.15" calcext:value-type="float">
            <text:p>3,15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Diodo </text:p>
          </table:table-cell>
          <table:table-cell table:style-name="ce11" office:value-type="string" calcext:value-type="string">
            <text:p>1N414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29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29]*[.F29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29]-[.H29]" office:value-type="float" office:value="63" calcext:value-type="float">
            <text:p>63</text:p>
          </table:table-cell>
          <table:table-cell table:style-name="ce39" office:value-type="float" office:value="0.1" calcext:value-type="float">
            <text:p>0,10</text:p>
          </table:table-cell>
          <table:table-cell table:style-name="ce39" table:formula="of:=[.J29]*[.D29]" office:value-type="float" office:value="0.1" calcext:value-type="float">
            <text:p>0,10</text:p>
          </table:table-cell>
          <table:table-cell table:style-name="ce27" table:formula="of:=[.I29]*[.J29]" office:value-type="float" office:value="6.3" calcext:value-type="float">
            <text:p>6,30</text:p>
          </table:table-cell>
          <table:table-cell table:number-columns-repeated="3"/>
        </table:table-row>
        <table:table-row table:style-name="ro5">
          <table:table-cell/>
          <table:table-cell table:style-name="ce12" office:value-type="string" calcext:value-type="string">
            <text:p>Display de 7 segmentos Catodo Comum 0,56''</text:p>
          </table:table-cell>
          <table:table-cell table:style-name="ce11" office:value-type="string" calcext:value-type="string">
            <text:p>HDSP-7403 ou equivalente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D30]*[.$E$13]" office:value-type="float" office:value="60" calcext:value-type="float">
            <text:p>60</text:p>
          </table:table-cell>
          <table:table-cell table:style-name="ce31" office:value-type="float" office:value="1.05" calcext:value-type="float">
            <text:p>1,05</text:p>
          </table:table-cell>
          <table:table-cell table:style-name="ce33" table:formula="of:=ROUNDUP([.E30]*[.F30])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36" table:formula="of:=[.G30]-[.H30]" office:value-type="float" office:value="63" calcext:value-type="float">
            <text:p>63</text:p>
          </table:table-cell>
          <table:table-cell table:style-name="ce39" office:value-type="float" office:value="1.8" calcext:value-type="float">
            <text:p>1,80</text:p>
          </table:table-cell>
          <table:table-cell table:style-name="ce39" table:formula="of:=[.J30]*[.D30]" office:value-type="float" office:value="1.8" calcext:value-type="float">
            <text:p>1,80</text:p>
          </table:table-cell>
          <table:table-cell table:style-name="ce27" table:formula="of:=[.I30]*[.J30]" office:value-type="float" office:value="113.4" calcext:value-type="float">
            <text:p>113,40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3" office:value-type="string" calcext:value-type="string" table:number-columns-spanned="9" table:number-rows-spanned="1">
            <text:p>TOTAL</text:p>
          </table:table-cell>
          <table:covered-table-cell table:number-columns-repeated="3" table:style-name="ce9"/>
          <table:covered-table-cell table:style-name="ce44"/>
          <table:covered-table-cell table:number-columns-repeated="2" table:style-name="ce9"/>
          <table:covered-table-cell table:style-name="ce37"/>
          <table:covered-table-cell table:style-name="ce44"/>
          <table:table-cell table:style-name="ce41" table:formula="of:=SUM([.K13:.K30])" office:value-type="float" office:value="37.74" calcext:value-type="float">
            <text:p>37,74</text:p>
          </table:table-cell>
          <table:table-cell table:style-name="ce97" table:formula="of:=SUM([.L13:.L30])" office:value-type="float" office:value="2377.62" calcext:value-type="float">
            <text:p>2377,62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14" office:value-type="string" calcext:value-type="string" table:number-columns-spanned="9" table:number-rows-spanned="1">
            <text:p>SUB-TOTAL PLACA PADRÃO</text:p>
          </table:table-cell>
          <table:covered-table-cell table:number-columns-repeated="3" table:style-name="ce9"/>
          <table:covered-table-cell table:style-name="ce44"/>
          <table:covered-table-cell table:number-columns-repeated="2" table:style-name="ce9"/>
          <table:covered-table-cell table:style-name="ce37"/>
          <table:covered-table-cell table:style-name="ce44"/>
          <table:table-cell table:style-name="ce42" table:formula="of:=[.K13]" office:value-type="float" office:value="12.26" calcext:value-type="float">
            <text:p>12,26</text:p>
          </table:table-cell>
          <table:table-cell table:style-name="ce113" table:formula="of:=[.L13]" office:value-type="float" office:value="772.38" calcext:value-type="float">
            <text:p>772,38</text:p>
          </table:table-cell>
          <table:table-cell table:number-columns-repeated="3"/>
        </table:table-row>
        <table:table-row table:style-name="ro2">
          <table:table-cell/>
          <table:table-cell table:style-name="ce14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16"/>
          <table:table-cell table:style-name="ce42" table:formula="of:=SUM([.K14:.K30])" office:value-type="float" office:value="25.48" calcext:value-type="float">
            <text:p>25,48</text:p>
          </table:table-cell>
          <table:table-cell table:style-name="ce113" table:formula="of:=SUM([.L14:.L30])" office:value-type="float" office:value="1605.24" calcext:value-type="float">
            <text:p>1605,24</text:p>
          </table:table-cell>
          <table:table-cell table:number-columns-repeated="3"/>
        </table:table-row>
        <table:table-row table:style-name="ro2" table:number-rows-repeated="104854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esumo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70"/>
          <table:table-cell table:style-name="Heading_20_1"/>
          <table:table-cell/>
        </table:table-row>
        <table:table-row table:style-name="ro3">
          <table:table-cell/>
          <table:table-cell table:style-name="ce70" office:value-type="string" calcext:value-type="string" table:number-columns-spanned="3" table:number-rows-spanned="1">
            <text:p>Dado Digital Simplificado rev. 00</text:p>
          </table:table-cell>
          <table:covered-table-cell table:style-name="Heading_20_1"/>
          <table:covered-table-cell/>
        </table:table-row>
        <table:table-row table:style-name="ro2">
          <table:table-cell table:number-columns-repeated="4"/>
        </table:table-row>
        <table:table-row table:style-name="ro6">
          <table:table-cell/>
          <table:table-cell table:style-name="ce51" office:value-type="string" calcext:value-type="string" table:number-columns-spanned="3" table:number-rows-spanned="1">
            <text:p>Custos para Protótipo - Resumo</text:p>
          </table:table-cell>
          <table:covered-table-cell table:style-name="Heading_20_2"/>
          <table:covered-table-cell/>
        </table:table-row>
        <table:table-row table:style-name="ro3">
          <table:table-cell/>
          <table:table-cell table:style-name="Heading_20_2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Qtd. alunos:</text:p>
          </table:table-cell>
          <table:table-cell table:style-name="ce55" office:value-type="float" office:value="179" calcext:value-type="float" table:number-columns-spanned="2" table:number-rows-spanned="1">
            <text:p>179</text:p>
          </table:table-cell>
          <table:covered-table-cell table:style-name="ce57"/>
        </table:table-row>
        <table:table-row table:style-name="ro2">
          <table:table-cell/>
          <table:table-cell table:style-name="ce5" office:value-type="string" calcext:value-type="string">
            <text:p>Margem na compra:</text:p>
          </table:table-cell>
          <table:table-cell table:style-name="ce56" office:value-type="percentage" office:value="0.05" calcext:value-type="percentage" table:number-columns-spanned="2" table:number-rows-spanned="1">
            <text:p>5%</text:p>
          </table:table-cell>
          <table:covered-table-cell table:style-name="ce57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2" office:value-type="string" calcext:value-type="string">
            <text:p>Alunos/Grupo</text:p>
          </table:table-cell>
          <table:table-cell table:style-name="ce52" office:value-type="string" calcext:value-type="string">
            <text:p>Qtd. Grupos</text:p>
          </table:table-cell>
          <table:table-cell table:style-name="ce52" office:value-type="string" calcext:value-type="string">
            <text:p>Total (R$)</text:p>
          </table:table-cell>
        </table:table-row>
        <table:table-row table:style-name="ro2">
          <table:table-cell/>
          <table:table-cell table:style-name="ce53" office:value-type="float" office:value="2" calcext:value-type="float">
            <text:p>2</text:p>
          </table:table-cell>
          <table:table-cell table:style-name="ce53" table:formula="of:=ROUNDUP([.$C$6]/[.B10])" office:value-type="float" office:value="90" calcext:value-type="float">
            <text:p>90</text:p>
          </table:table-cell>
          <table:table-cell table:style-name="ce58" office:value-type="float" office:value="3578.34" calcext:value-type="float">
            <text:p>3578,34</text:p>
          </table:table-cell>
        </table:table-row>
        <table:table-row table:style-name="ro2">
          <table:table-cell/>
          <table:table-cell table:style-name="ce54" office:value-type="float" office:value="3" calcext:value-type="float">
            <text:p>3</text:p>
          </table:table-cell>
          <table:table-cell table:style-name="ce53" table:formula="of:=ROUNDUP([.$C$6]/[.B11])" office:value-type="float" office:value="60" calcext:value-type="float">
            <text:p>60</text:p>
          </table:table-cell>
          <table:table-cell table:style-name="ce58" office:value-type="float" office:value="2377.62" calcext:value-type="float">
            <text:p>2377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5:21.5831532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5-05T12:19:49.911633042</dc:date>
    <dc:creator>mpt </dc:creator>
    <meta:editing-duration>P1DT4H36M25S</meta:editing-duration>
    <meta:editing-cycles>70</meta:editing-cycles>
    <meta:document-statistic meta:table-count="2" meta:cell-count="255" meta:object-count="0"/>
  </office:meta>
</office:document-meta>
</file>